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2.33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81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5 年 6 月 份" calcext:value-type="string">
            <text:p><text:s text:c="6"/>中 華 民 國 105 年 6 月 份 </text:p>
          </table:table-cell>
          <table:table-cell table:style-name="ce14" table:number-columns-repeated="10"/>
          <table:table-cell table:style-name="ce38"/>
          <table:table-cell table:style-name="ce39" office:value-type="string" calcext:value-type="string">
            <text:p><text:s text:c="14"/>單位：人；‰；對</text:p>
          </table:table-cell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總 <text:s text:c="3"/>計 </text:p>
          </table:table-cell>
          <table:table-cell table:style-name="ce18" office:value-type="float" office:value="5013" calcext:value-type="float">
            <text:p><text:s text:c="3"/>5,013 </text:p>
          </table:table-cell>
          <table:table-cell table:style-name="ce24" office:value-type="float" office:value="0.213288753019836" calcext:value-type="float">
            <text:p><text:s text:c="3"/>0.21 </text:p>
          </table:table-cell>
          <table:table-cell table:style-name="ce24" office:value-type="float" office:value="2.60212278684199" calcext:value-type="float">
            <text:p><text:s text:c="3"/>2.60 </text:p>
          </table:table-cell>
          <table:table-cell table:style-name="ce18" office:value-type="float" office:value="2967" calcext:value-type="float">
            <text:p><text:s text:c="3"/>2,967 </text:p>
          </table:table-cell>
          <table:table-cell table:style-name="ce24" office:value-type="float" office:value="0.12622386792091" calcext:value-type="float">
            <text:p><text:s text:c="3"/>0.13 </text:p>
          </table:table-cell>
          <table:table-cell table:style-name="ce24" office:value-type="float" office:value="1.54" calcext:value-type="float">
            <text:p><text:s text:c="3"/>1.54 </text:p>
          </table:table-cell>
          <table:table-cell table:style-name="ce18" office:value-type="float" office:value="16412" calcext:value-type="float">
            <text:p><text:s text:c="3"/>16,412 </text:p>
          </table:table-cell>
          <table:table-cell table:style-name="ce24" office:value-type="float" office:value="0.698209005836865" calcext:value-type="float">
            <text:p><text:s text:c="3"/>0.70 </text:p>
          </table:table-cell>
          <table:table-cell table:style-name="ce24" office:value-type="float" office:value="8.52" calcext:value-type="float">
            <text:p><text:s text:c="3"/>8.52 </text:p>
          </table:table-cell>
          <table:table-cell table:style-name="ce18" office:value-type="float" office:value="13445" calcext:value-type="float">
            <text:p><text:s text:c="3"/>13,445 </text:p>
          </table:table-cell>
          <table:table-cell table:style-name="ce24" office:value-type="float" office:value="0.571985137915955" calcext:value-type="float">
            <text:p><text:s text:c="3"/>0.57 </text:p>
          </table:table-cell>
          <table:table-cell table:style-name="ce24" office:value-type="float" office:value="6.98" calcext:value-type="float">
            <text:p><text:s text:c="3"/>6.98 </text:p>
          </table:table-cell>
          <table:table-cell table:style-name="ce18" office:value-type="float" office:value="10765" calcext:value-type="float">
            <text:p><text:s text:c="3"/>10,765 </text:p>
          </table:table-cell>
          <table:table-cell table:style-name="ce24" office:value-type="float" office:value="0.45797099365305" calcext:value-type="float">
            <text:p><text:s text:c="3"/>0.46 </text:p>
          </table:table-cell>
          <table:table-cell table:style-name="ce24" office:value-type="float" office:value="5.59" calcext:value-type="float">
            <text:p><text:s text:c="3"/>5.59 </text:p>
          </table:table-cell>
          <table:table-cell table:style-name="ce18" office:value-type="float" office:value="4517" calcext:value-type="float">
            <text:p><text:s text:c="3"/>4,517 </text:p>
          </table:table-cell>
          <table:table-cell table:style-name="ce24" office:value-type="float" office:value="0.192164884192366" calcext:value-type="float">
            <text:p><text:s text:c="3"/>0.19 </text:p>
          </table:table-cell>
          <table:table-cell table:style-name="ce40" office:value-type="float" office:value="2.34" calcext:value-type="float">
            <text:p><text:s text:c="3"/>2.34 </text:p>
          </table:table-cell>
        </table:table-row>
        <table:table-row table:style-name="ro4">
          <table:table-cell table:style-name="ce6" office:value-type="string" office:string-value="新北市" calcext:value-type="string">
            <text:p>新北市 </text:p>
          </table:table-cell>
          <table:table-cell table:style-name="ce18" office:value-type="float" office:value="201" calcext:value-type="float">
            <text:p><text:s text:c="3"/>201 </text:p>
          </table:table-cell>
          <table:table-cell table:style-name="ce24" office:value-type="float" office:value="0.0506041913865624" calcext:value-type="float">
            <text:p><text:s text:c="3"/>0.05 </text:p>
          </table:table-cell>
          <table:table-cell table:style-name="ce24" office:value-type="float" office:value="0.617371134916061" calcext:value-type="float">
            <text:p><text:s text:c="3"/>0.62 </text:p>
          </table:table-cell>
          <table:table-cell table:style-name="ce30" office:value-type="float" office:value="888" calcext:value-type="float">
            <text:p><text:s text:c="3"/>888 </text:p>
          </table:table-cell>
          <table:table-cell table:style-name="ce24" office:value-type="float" office:value="0.223559129312718" calcext:value-type="float">
            <text:p><text:s text:c="3"/>0.22 </text:p>
          </table:table-cell>
          <table:table-cell table:style-name="ce24" office:value-type="float" office:value="2.73" calcext:value-type="float">
            <text:p><text:s text:c="3"/>2.73 </text:p>
          </table:table-cell>
          <table:table-cell table:style-name="ce30" office:value-type="float" office:value="2711" calcext:value-type="float">
            <text:p><text:s text:c="3"/>2,711 </text:p>
          </table:table-cell>
          <table:table-cell table:style-name="ce24" office:value-type="float" office:value="0.682509909422048" calcext:value-type="float">
            <text:p><text:s text:c="3"/>0.68 </text:p>
          </table:table-cell>
          <table:table-cell table:style-name="ce24" office:value-type="float" office:value="8.33" calcext:value-type="float">
            <text:p><text:s text:c="3"/>8.33 </text:p>
          </table:table-cell>
          <table:table-cell table:style-name="ce30" office:value-type="float" office:value="1823" calcext:value-type="float">
            <text:p><text:s text:c="3"/>1,823 </text:p>
          </table:table-cell>
          <table:table-cell table:style-name="ce24" office:value-type="float" office:value="0.45895078010933" calcext:value-type="float">
            <text:p><text:s text:c="3"/>0.46 </text:p>
          </table:table-cell>
          <table:table-cell table:style-name="ce24" office:value-type="float" office:value="5.6" calcext:value-type="float">
            <text:p><text:s text:c="3"/>5.60 </text:p>
          </table:table-cell>
          <table:table-cell table:style-name="ce30" office:value-type="float" office:value="2021" calcext:value-type="float">
            <text:p><text:s text:c="3"/>2,021 </text:p>
          </table:table-cell>
          <table:table-cell table:style-name="ce24" office:value-type="float" office:value="0.508798423807436" calcext:value-type="float">
            <text:p><text:s text:c="3"/>0.51 </text:p>
          </table:table-cell>
          <table:table-cell table:style-name="ce24" office:value-type="float" office:value="6.21" calcext:value-type="float">
            <text:p><text:s text:c="3"/>6.21 </text:p>
          </table:table-cell>
          <table:table-cell table:style-name="ce30" office:value-type="float" office:value="801" calcext:value-type="float">
            <text:p><text:s text:c="3"/>801 </text:p>
          </table:table-cell>
          <table:table-cell table:style-name="ce24" office:value-type="float" office:value="0.201656376778702" calcext:value-type="float">
            <text:p><text:s text:c="3"/>0.20 </text:p>
          </table:table-cell>
          <table:table-cell table:style-name="ce40" office:value-type="float" office:value="2.46" calcext:value-type="float">
            <text:p><text:s text:c="3"/>2.46 </text:p>
          </table:table-cell>
        </table:table-row>
        <table:table-row table:style-name="ro5">
          <table:table-cell table:style-name="ce6" office:value-type="string" office:string-value="臺北市" calcext:value-type="string">
            <text:p>臺北市 </text:p>
          </table:table-cell>
          <table:table-cell table:style-name="ce18" office:value-type="float" office:value="-5" calcext:value-type="float">
            <text:p><text:s/>－5 </text:p>
          </table:table-cell>
          <table:table-cell table:style-name="ce24" office:value-type="float" office:value="-0.0018498444280836" calcext:value-type="float">
            <text:p><text:s/>－0.00 </text:p>
          </table:table-cell>
          <table:table-cell table:style-name="ce24" office:value-type="float" office:value="-0.0225681020226199" calcext:value-type="float">
            <text:p><text:s/>－0.02 </text:p>
          </table:table-cell>
          <table:table-cell table:style-name="ce30" office:value-type="float" office:value="861" calcext:value-type="float">
            <text:p><text:s text:c="3"/>861 </text:p>
          </table:table-cell>
          <table:table-cell table:style-name="ce24" office:value-type="float" office:value="0.31854350514396" calcext:value-type="float">
            <text:p><text:s text:c="3"/>0.32 </text:p>
          </table:table-cell>
          <table:table-cell table:style-name="ce24" office:value-type="float" office:value="3.89" calcext:value-type="float">
            <text:p><text:s text:c="3"/>3.89 </text:p>
          </table:table-cell>
          <table:table-cell table:style-name="ce30" office:value-type="float" office:value="2257" calcext:value-type="float">
            <text:p><text:s text:c="3"/>2,257 </text:p>
          </table:table-cell>
          <table:table-cell table:style-name="ce24" office:value-type="float" office:value="0.835020547165989" calcext:value-type="float">
            <text:p><text:s text:c="3"/>0.84 </text:p>
          </table:table-cell>
          <table:table-cell table:style-name="ce24" office:value-type="float" office:value="10.19" calcext:value-type="float">
            <text:p><text:s text:c="3"/>10.19 </text:p>
          </table:table-cell>
          <table:table-cell table:style-name="ce30" office:value-type="float" office:value="1396" calcext:value-type="float">
            <text:p><text:s text:c="3"/>1,396 </text:p>
          </table:table-cell>
          <table:table-cell table:style-name="ce24" office:value-type="float" office:value="0.51647704202203" calcext:value-type="float">
            <text:p><text:s text:c="3"/>0.52 </text:p>
          </table:table-cell>
          <table:table-cell table:style-name="ce24" office:value-type="float" office:value="6.3" calcext:value-type="float">
            <text:p><text:s text:c="3"/>6.30 </text:p>
          </table:table-cell>
          <table:table-cell table:style-name="ce30" office:value-type="float" office:value="1367" calcext:value-type="float">
            <text:p><text:s text:c="3"/>1,367 </text:p>
          </table:table-cell>
          <table:table-cell table:style-name="ce24" office:value-type="float" office:value="0.505747934415555" calcext:value-type="float">
            <text:p><text:s text:c="3"/>0.51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30" office:value-type="float" office:value="452" calcext:value-type="float">
            <text:p><text:s text:c="3"/>452 </text:p>
          </table:table-cell>
          <table:table-cell table:style-name="ce24" office:value-type="float" office:value="0.167226090969884" calcext:value-type="float">
            <text:p><text:s text:c="3"/>0.17 </text:p>
          </table:table-cell>
          <table:table-cell table:style-name="ce40" office:value-type="float" office:value="2.04" calcext:value-type="float">
            <text:p><text:s text:c="3"/>2.04 </text:p>
          </table:table-cell>
        </table:table-row>
        <table:table-row table:style-name="ro4">
          <table:table-cell table:style-name="ce6" office:value-type="string" office:string-value="桃園市" calcext:value-type="string">
            <text:p>桃園市 </text:p>
          </table:table-cell>
          <table:table-cell table:style-name="ce18" office:value-type="float" office:value="3501" calcext:value-type="float">
            <text:p><text:s text:c="3"/>3,501 </text:p>
          </table:table-cell>
          <table:table-cell table:style-name="ce24" office:value-type="float" office:value="1.65076257592518" calcext:value-type="float">
            <text:p><text:s text:c="3"/>1.65 </text:p>
          </table:table-cell>
          <table:table-cell table:style-name="ce24" office:value-type="float" office:value="20.1393034262872" calcext:value-type="float">
            <text:p><text:s text:c="3"/>20.14 </text:p>
          </table:table-cell>
          <table:table-cell table:style-name="ce30" office:value-type="float" office:value="1000" calcext:value-type="float">
            <text:p><text:s text:c="3"/>1,000 </text:p>
          </table:table-cell>
          <table:table-cell table:style-name="ce24" office:value-type="float" office:value="0.47112287661975" calcext:value-type="float">
            <text:p><text:s text:c="3"/>0.47 </text:p>
          </table:table-cell>
          <table:table-cell table:style-name="ce24" office:value-type="float" office:value="5.75" calcext:value-type="float">
            <text:p><text:s text:c="3"/>5.75 </text:p>
          </table:table-cell>
          <table:table-cell table:style-name="ce30" office:value-type="float" office:value="1908" calcext:value-type="float">
            <text:p><text:s text:c="3"/>1,908 </text:p>
          </table:table-cell>
          <table:table-cell table:style-name="ce24" office:value-type="float" office:value="0.898902448590483" calcext:value-type="float">
            <text:p><text:s text:c="3"/>0.90 </text:p>
          </table:table-cell>
          <table:table-cell table:style-name="ce24" office:value-type="float" office:value="10.97" calcext:value-type="float">
            <text:p><text:s text:c="3"/>10.97 </text:p>
          </table:table-cell>
          <table:table-cell table:style-name="ce30" office:value-type="float" office:value="908" calcext:value-type="float">
            <text:p><text:s text:c="3"/>908 </text:p>
          </table:table-cell>
          <table:table-cell table:style-name="ce24" office:value-type="float" office:value="0.427779571970733" calcext:value-type="float">
            <text:p><text:s text:c="3"/>0.43 </text:p>
          </table:table-cell>
          <table:table-cell table:style-name="ce24" office:value-type="float" office:value="5.22" calcext:value-type="float">
            <text:p><text:s text:c="3"/>5.22 </text:p>
          </table:table-cell>
          <table:table-cell table:style-name="ce30" office:value-type="float" office:value="1094" calcext:value-type="float">
            <text:p><text:s text:c="3"/>1,094 </text:p>
          </table:table-cell>
          <table:table-cell table:style-name="ce24" office:value-type="float" office:value="0.515408427022006" calcext:value-type="float">
            <text:p><text:s text:c="3"/>0.52 </text:p>
          </table:table-cell>
          <table:table-cell table:style-name="ce24" office:value-type="float" office:value="6.29" calcext:value-type="float">
            <text:p><text:s text:c="3"/>6.29 </text:p>
          </table:table-cell>
          <table:table-cell table:style-name="ce30" office:value-type="float" office:value="492" calcext:value-type="float">
            <text:p><text:s text:c="3"/>492 </text:p>
          </table:table-cell>
          <table:table-cell table:style-name="ce24" office:value-type="float" office:value="0.231792455296917" calcext:value-type="float">
            <text:p><text:s text:c="3"/>0.23 </text:p>
          </table:table-cell>
          <table:table-cell table:style-name="ce40" office:value-type="float" office:value="2.83" calcext:value-type="float">
            <text:p><text:s text:c="3"/>2.83 </text:p>
          </table:table-cell>
        </table:table-row>
        <table:table-row table:style-name="ro4">
          <table:table-cell table:style-name="ce6" office:value-type="string" office:string-value="臺中市" calcext:value-type="string">
            <text:p>臺中市 </text:p>
          </table:table-cell>
          <table:table-cell table:style-name="ce18" office:value-type="float" office:value="1778" calcext:value-type="float">
            <text:p><text:s text:c="3"/>1,778 </text:p>
          </table:table-cell>
          <table:table-cell table:style-name="ce24" office:value-type="float" office:value="0.645978637653579" calcext:value-type="float">
            <text:p><text:s text:c="3"/>0.65 </text:p>
          </table:table-cell>
          <table:table-cell table:style-name="ce24" office:value-type="float" office:value="7.88093937937366" calcext:value-type="float">
            <text:p><text:s text:c="3"/>7.88 </text:p>
          </table:table-cell>
          <table:table-cell table:style-name="ce30" office:value-type="float" office:value="632" calcext:value-type="float">
            <text:p><text:s text:c="3"/>632 </text:p>
          </table:table-cell>
          <table:table-cell table:style-name="ce24" office:value-type="float" office:value="0.229542563801574" calcext:value-type="float">
            <text:p><text:s text:c="3"/>0.23 </text:p>
          </table:table-cell>
          <table:table-cell table:style-name="ce24" office:value-type="float" office:value="2.8" calcext:value-type="float">
            <text:p><text:s text:c="3"/>2.80 </text:p>
          </table:table-cell>
          <table:table-cell table:style-name="ce30" office:value-type="float" office:value="1972" calcext:value-type="float">
            <text:p><text:s text:c="3"/>1,972 </text:p>
          </table:table-cell>
          <table:table-cell table:style-name="ce24" office:value-type="float" office:value="0.716230911102378" calcext:value-type="float">
            <text:p><text:s text:c="3"/>0.72 </text:p>
          </table:table-cell>
          <table:table-cell table:style-name="ce24" office:value-type="float" office:value="8.74" calcext:value-type="float">
            <text:p><text:s text:c="3"/>8.74 </text:p>
          </table:table-cell>
          <table:table-cell table:style-name="ce30" office:value-type="float" office:value="1340" calcext:value-type="float">
            <text:p><text:s text:c="3"/>1,340 </text:p>
          </table:table-cell>
          <table:table-cell table:style-name="ce24" office:value-type="float" office:value="0.486688347300805" calcext:value-type="float">
            <text:p><text:s text:c="3"/>0.49 </text:p>
          </table:table-cell>
          <table:table-cell table:style-name="ce24" office:value-type="float" office:value="5.94" calcext:value-type="float">
            <text:p><text:s text:c="3"/>5.94 </text:p>
          </table:table-cell>
          <table:table-cell table:style-name="ce30" office:value-type="float" office:value="1302" calcext:value-type="float">
            <text:p><text:s text:c="3"/>1,302 </text:p>
          </table:table-cell>
          <table:table-cell table:style-name="ce24" office:value-type="float" office:value="0.472886737451976" calcext:value-type="float">
            <text:p><text:s text:c="3"/>0.47 </text:p>
          </table:table-cell>
          <table:table-cell table:style-name="ce24" office:value-type="float" office:value="5.77" calcext:value-type="float">
            <text:p><text:s text:c="3"/>5.77 </text:p>
          </table:table-cell>
          <table:table-cell table:style-name="ce30" office:value-type="float" office:value="572" calcext:value-type="float">
            <text:p><text:s text:c="3"/>572 </text:p>
          </table:table-cell>
          <table:table-cell table:style-name="ce24" office:value-type="float" office:value="0.207750548250791" calcext:value-type="float">
            <text:p><text:s text:c="3"/>0.21 </text:p>
          </table:table-cell>
          <table:table-cell table:style-name="ce40" office:value-type="float" office:value="2.53" calcext:value-type="float">
            <text:p><text:s text:c="3"/>2.53 </text:p>
          </table:table-cell>
        </table:table-row>
        <table:table-row table:style-name="ro4">
          <table:table-cell table:style-name="ce6" office:value-type="string" office:string-value="臺南市" calcext:value-type="string">
            <text:p>臺南市 </text:p>
          </table:table-cell>
          <table:table-cell table:style-name="ce18" office:value-type="float" office:value="189" calcext:value-type="float">
            <text:p><text:s text:c="3"/>189 </text:p>
          </table:table-cell>
          <table:table-cell table:style-name="ce24" office:value-type="float" office:value="0.100254668074829" calcext:value-type="float">
            <text:p><text:s text:c="3"/>0.10 </text:p>
          </table:table-cell>
          <table:table-cell table:style-name="ce24" office:value-type="float" office:value="1.22310695051292" calcext:value-type="float">
            <text:p><text:s text:c="3"/>1.22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4" office:value-type="float" office:value="0.00742589946870341" calcext:value-type="float">
            <text:p><text:s text:c="3"/>0.0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0" office:value-type="float" office:value="1196" calcext:value-type="float">
            <text:p><text:s text:c="3"/>1,196 </text:p>
          </table:table-cell>
          <table:table-cell table:style-name="ce24" office:value-type="float" office:value="0.63438398318352" calcext:value-type="float">
            <text:p><text:s text:c="3"/>0.63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30" office:value-type="float" office:value="1182" calcext:value-type="float">
            <text:p><text:s text:c="3"/>1,182 </text:p>
          </table:table-cell>
          <table:table-cell table:style-name="ce24" office:value-type="float" office:value="0.626958083714817" calcext:value-type="float">
            <text:p><text:s text:c="3"/>0.63 </text:p>
          </table:table-cell>
          <table:table-cell table:style-name="ce24" office:value-type="float" office:value="7.65" calcext:value-type="float">
            <text:p><text:s text:c="3"/>7.65 </text:p>
          </table:table-cell>
          <table:table-cell table:style-name="ce30" office:value-type="float" office:value="725" calcext:value-type="float">
            <text:p><text:s text:c="3"/>725 </text:p>
          </table:table-cell>
          <table:table-cell table:style-name="ce24" office:value-type="float" office:value="0.384555508200712" calcext:value-type="float">
            <text:p><text:s text:c="3"/>0.38 </text:p>
          </table:table-cell>
          <table:table-cell table:style-name="ce24" office:value-type="float" office:value="4.69" calcext:value-type="float">
            <text:p><text:s text:c="3"/>4.69 </text:p>
          </table:table-cell>
          <table:table-cell table:style-name="ce30" office:value-type="float" office:value="342" calcext:value-type="float">
            <text:p><text:s text:c="3"/>342 </text:p>
          </table:table-cell>
          <table:table-cell table:style-name="ce24" office:value-type="float" office:value="0.181404115592612" calcext:value-type="float">
            <text:p><text:s text:c="3"/>0.18 </text:p>
          </table:table-cell>
          <table:table-cell table:style-name="ce40" office:value-type="float" office:value="2.21" calcext:value-type="float">
            <text:p><text:s text:c="3"/>2.21 </text:p>
          </table:table-cell>
        </table:table-row>
        <table:table-row table:style-name="ro5">
          <table:table-cell table:style-name="ce6" office:value-type="string" office:string-value="高雄市" calcext:value-type="string">
            <text:p>高雄市 </text:p>
          </table:table-cell>
          <table:table-cell table:style-name="ce18" office:value-type="float" office:value="308" calcext:value-type="float">
            <text:p><text:s text:c="3"/>308 </text:p>
          </table:table-cell>
          <table:table-cell table:style-name="ce24" office:value-type="float" office:value="0.110879751629356" calcext:value-type="float">
            <text:p><text:s text:c="3"/>0.11 </text:p>
          </table:table-cell>
          <table:table-cell table:style-name="ce24" office:value-type="float" office:value="1.35273296987815" calcext:value-type="float">
            <text:p><text:s text:c="3"/>1.35 </text:p>
          </table:table-cell>
          <table:table-cell table:style-name="ce30" office:value-type="float" office:value="-89" calcext:value-type="float">
            <text:p><text:s/>－89 </text:p>
          </table:table-cell>
          <table:table-cell table:style-name="ce24" office:value-type="float" office:value="-0.0320381520393904" calcext:value-type="float">
            <text:p><text:s/>－0.03 </text:p>
          </table:table-cell>
          <table:table-cell table:style-name="ce24" office:value-type="float" office:value="-0.39" calcext:value-type="float">
            <text:p><text:s/>－0.39 </text:p>
          </table:table-cell>
          <table:table-cell table:style-name="ce30" office:value-type="float" office:value="1620" calcext:value-type="float">
            <text:p><text:s text:c="3"/>1,620 </text:p>
          </table:table-cell>
          <table:table-cell table:style-name="ce24" office:value-type="float" office:value="0.583166362964184" calcext:value-type="float">
            <text:p><text:s text:c="3"/>0.58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30" office:value-type="float" office:value="1709" calcext:value-type="float">
            <text:p><text:s text:c="3"/>1,709 </text:p>
          </table:table-cell>
          <table:table-cell table:style-name="ce24" office:value-type="float" office:value="0.615204515003575" calcext:value-type="float">
            <text:p><text:s text:c="3"/>0.62 </text:p>
          </table:table-cell>
          <table:table-cell table:style-name="ce24" office:value-type="float" office:value="7.51" calcext:value-type="float">
            <text:p><text:s text:c="3"/>7.51 </text:p>
          </table:table-cell>
          <table:table-cell table:style-name="ce30" office:value-type="float" office:value="1161" calcext:value-type="float">
            <text:p><text:s text:c="3"/>1,161 </text:p>
          </table:table-cell>
          <table:table-cell table:style-name="ce24" office:value-type="float" office:value="0.417935893457665" calcext:value-type="float">
            <text:p><text:s text:c="3"/>0.42 </text:p>
          </table:table-cell>
          <table:table-cell table:style-name="ce24" office:value-type="float" office:value="5.1" calcext:value-type="float">
            <text:p><text:s text:c="3"/>5.10 </text:p>
          </table:table-cell>
          <table:table-cell table:style-name="ce30" office:value-type="float" office:value="530" calcext:value-type="float">
            <text:p><text:s text:c="3"/>530 </text:p>
          </table:table-cell>
          <table:table-cell table:style-name="ce24" office:value-type="float" office:value="0.190788995290752" calcext:value-type="float">
            <text:p><text:s text:c="3"/>0.19 </text:p>
          </table:table-cell>
          <table:table-cell table:style-name="ce40" office:value-type="float" office:value="2.33" calcext:value-type="float">
            <text:p><text:s text:c="3"/>2.33 </text:p>
          </table:table-cell>
        </table:table-row>
        <table:table-row table:style-name="ro5">
          <table:table-cell table:style-name="ce6" office:value-type="string" office:string-value="臺灣省" calcext:value-type="string">
            <text:p>臺灣省 </text:p>
          </table:table-cell>
          <table:table-cell table:style-name="ce18" office:value-type="float" office:value="-1012" calcext:value-type="float">
            <text:p><text:s/>－1,012 </text:p>
          </table:table-cell>
          <table:table-cell table:style-name="ce24" office:value-type="float" office:value="-0.141607502622957" calcext:value-type="float">
            <text:p><text:s/>－0.14 </text:p>
          </table:table-cell>
          <table:table-cell table:style-name="ce24" office:value-type="float" office:value="-1.72761153200008" calcext:value-type="float">
            <text:p><text:s/>－1.73 </text:p>
          </table:table-cell>
          <table:table-cell table:style-name="ce30" office:value-type="float" office:value="-393" calcext:value-type="float">
            <text:p><text:s/>－393 </text:p>
          </table:table-cell>
          <table:table-cell table:style-name="ce24" office:value-type="float" office:value="-0.0549957402790481" calcext:value-type="float">
            <text:p><text:s/>－0.05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30" office:value-type="float" office:value="4625" calcext:value-type="float">
            <text:p><text:s text:c="3"/>4,625 </text:p>
          </table:table-cell>
          <table:table-cell table:style-name="ce24" office:value-type="float" office:value="0.647214500739434" calcext:value-type="float">
            <text:p><text:s text:c="3"/>0.65 </text:p>
          </table:table-cell>
          <table:table-cell table:style-name="ce24" office:value-type="float" office:value="7.9" calcext:value-type="float">
            <text:p><text:s text:c="3"/>7.90 </text:p>
          </table:table-cell>
          <table:table-cell table:style-name="ce30" office:value-type="float" office:value="5018" calcext:value-type="float">
            <text:p><text:s text:c="3"/>5,018 </text:p>
          </table:table-cell>
          <table:table-cell table:style-name="ce24" office:value-type="float" office:value="0.702210241018482" calcext:value-type="float">
            <text:p><text:s text:c="3"/>0.70 </text:p>
          </table:table-cell>
          <table:table-cell table:style-name="ce24" office:value-type="float" office:value="8.57" calcext:value-type="float">
            <text:p><text:s text:c="3"/>8.57 </text:p>
          </table:table-cell>
          <table:table-cell table:style-name="ce30" office:value-type="float" office:value="3045" calcext:value-type="float">
            <text:p><text:s text:c="3"/>3,045 </text:p>
          </table:table-cell>
          <table:table-cell table:style-name="ce24" office:value-type="float" office:value="0.4261120334598" calcext:value-type="float">
            <text:p><text:s text:c="3"/>0.43 </text:p>
          </table:table-cell>
          <table:table-cell table:style-name="ce24" office:value-type="float" office:value="5.2" calcext:value-type="float">
            <text:p><text:s text:c="3"/>5.20 </text:p>
          </table:table-cell>
          <table:table-cell table:style-name="ce30" office:value-type="float" office:value="1297" calcext:value-type="float">
            <text:p><text:s text:c="3"/>1,297 </text:p>
          </table:table-cell>
          <table:table-cell table:style-name="ce24" office:value-type="float" office:value="0.181499936747902" calcext:value-type="float">
            <text:p><text:s text:c="3"/>0.18 </text:p>
          </table:table-cell>
          <table:table-cell table:style-name="ce40" office:value-type="float" office:value="2.21" calcext:value-type="float">
            <text:p><text:s text:c="3"/>2.21 </text:p>
          </table:table-cell>
        </table:table-row>
        <table:table-row table:style-name="ro5">
          <table:table-cell table:style-name="ce7" office:value-type="string" office:string-value="宜蘭縣" calcext:value-type="string">
            <text:p>宜蘭縣 </text:p>
          </table:table-cell>
          <table:table-cell table:style-name="ce19" office:value-type="float" office:value="-3" calcext:value-type="float">
            <text:p><text:s/>－3 </text:p>
          </table:table-cell>
          <table:table-cell table:style-name="ce25" office:value-type="float" office:value="-0.00655292249421705" calcext:value-type="float">
            <text:p><text:s/>－0.01 </text:p>
          </table:table-cell>
          <table:table-cell table:style-name="ce24" office:value-type="float" office:value="-0.079945654429448" calcext:value-type="float">
            <text:p><text:s/>－0.08 </text:p>
          </table:table-cell>
          <table:table-cell table:style-name="ce31" office:value-type="float" office:value="-6" calcext:value-type="float">
            <text:p><text:s/>－6 </text:p>
          </table:table-cell>
          <table:table-cell table:style-name="ce25" office:value-type="float" office:value="-0.013105887929368" calcext:value-type="float">
            <text:p><text:s/>－0.01 </text:p>
          </table:table-cell>
          <table:table-cell table:style-name="ce25" office:value-type="float" office:value="-0.16" calcext:value-type="float">
            <text:p><text:s/>－0.16 </text:p>
          </table:table-cell>
          <table:table-cell table:style-name="ce31" office:value-type="float" office:value="272" calcext:value-type="float">
            <text:p><text:s text:c="3"/>272 </text:p>
          </table:table-cell>
          <table:table-cell table:style-name="ce25" office:value-type="float" office:value="0.594133586131349" calcext:value-type="float">
            <text:p><text:s text:c="3"/>0.59 </text:p>
          </table:table-cell>
          <table:table-cell table:style-name="ce25" office:value-type="float" office:value="7.25" calcext:value-type="float">
            <text:p><text:s text:c="3"/>7.25 </text:p>
          </table:table-cell>
          <table:table-cell table:style-name="ce31" office:value-type="float" office:value="278" calcext:value-type="float">
            <text:p><text:s text:c="3"/>278 </text:p>
          </table:table-cell>
          <table:table-cell table:style-name="ce25" office:value-type="float" office:value="0.607239474060717" calcext:value-type="float">
            <text:p><text:s text:c="3"/>0.61 </text:p>
          </table:table-cell>
          <table:table-cell table:style-name="ce25" office:value-type="float" office:value="7.41" calcext:value-type="float">
            <text:p><text:s text:c="3"/>7.41 </text:p>
          </table:table-cell>
          <table:table-cell table:style-name="ce31" office:value-type="float" office:value="215" calcext:value-type="float">
            <text:p><text:s text:c="3"/>215 </text:p>
          </table:table-cell>
          <table:table-cell table:style-name="ce25" office:value-type="float" office:value="0.469627650802353" calcext:value-type="float">
            <text:p><text:s text:c="3"/>0.47 </text:p>
          </table:table-cell>
          <table:table-cell table:style-name="ce25" office:value-type="float" office:value="5.73" calcext:value-type="float">
            <text:p><text:s text:c="3"/>5.73 </text:p>
          </table:table-cell>
          <table:table-cell table:style-name="ce31" office:value-type="float" office:value="75" calcext:value-type="float">
            <text:p><text:s text:c="3"/>75 </text:p>
          </table:table-cell>
          <table:table-cell table:style-name="ce25" office:value-type="float" office:value="0.1638235991171" calcext:value-type="float">
            <text:p><text:s text:c="3"/>0.16 </text:p>
          </table:table-cell>
          <table:table-cell table:style-name="ce41" office:value-type="float" office:value="2" calcext:value-type="float">
            <text:p><text:s text:c="3"/>2.00 </text:p>
          </table:table-cell>
        </table:table-row>
        <table:table-row table:style-name="ro4">
          <table:table-cell table:style-name="ce7" office:value-type="string" office:string-value="新竹縣" calcext:value-type="string">
            <text:p>新竹縣 </text:p>
          </table:table-cell>
          <table:table-cell table:style-name="ce19" office:value-type="float" office:value="426" calcext:value-type="float">
            <text:p><text:s text:c="3"/>426 </text:p>
          </table:table-cell>
          <table:table-cell table:style-name="ce25" office:value-type="float" office:value="0.782803317910025" calcext:value-type="float">
            <text:p><text:s text:c="3"/>0.78 </text:p>
          </table:table-cell>
          <table:table-cell table:style-name="ce24" office:value-type="float" office:value="9.55020047850231" calcext:value-type="float">
            <text:p><text:s text:c="3"/>9.55 </text:p>
          </table:table-cell>
          <table:table-cell table:style-name="ce31" office:value-type="float" office:value="182" calcext:value-type="float">
            <text:p><text:s text:c="3"/>182 </text:p>
          </table:table-cell>
          <table:table-cell table:style-name="ce25" office:value-type="float" office:value="0.334306250241086" calcext:value-type="float">
            <text:p><text:s text:c="3"/>0.33 </text:p>
          </table:table-cell>
          <table:table-cell table:style-name="ce25" office:value-type="float" office:value="4.08" calcext:value-type="float">
            <text:p><text:s text:c="3"/>4.08 </text:p>
          </table:table-cell>
          <table:table-cell table:style-name="ce31" office:value-type="float" office:value="465" calcext:value-type="float">
            <text:p><text:s text:c="3"/>465 </text:p>
          </table:table-cell>
          <table:table-cell table:style-name="ce25" office:value-type="float" office:value="0.854134100890687" calcext:value-type="float">
            <text:p><text:s text:c="3"/>0.85 </text:p>
          </table:table-cell>
          <table:table-cell table:style-name="ce25" office:value-type="float" office:value="10.42" calcext:value-type="float">
            <text:p><text:s text:c="3"/>10.42 </text:p>
          </table:table-cell>
          <table:table-cell table:style-name="ce31" office:value-type="float" office:value="283" calcext:value-type="float">
            <text:p><text:s text:c="3"/>283 </text:p>
          </table:table-cell>
          <table:table-cell table:style-name="ce25" office:value-type="float" office:value="0.519827850649601" calcext:value-type="float">
            <text:p><text:s text:c="3"/>0.52 </text:p>
          </table:table-cell>
          <table:table-cell table:style-name="ce25" office:value-type="float" office:value="6.34" calcext:value-type="float">
            <text:p><text:s text:c="3"/>6.34 </text:p>
          </table:table-cell>
          <table:table-cell table:style-name="ce31" office:value-type="float" office:value="299" calcext:value-type="float">
            <text:p><text:s text:c="3"/>299 </text:p>
          </table:table-cell>
          <table:table-cell table:style-name="ce25" office:value-type="float" office:value="0.549217411110356" calcext:value-type="float">
            <text:p><text:s text:c="3"/>0.55 </text:p>
          </table:table-cell>
          <table:table-cell table:style-name="ce25" office:value-type="float" office:value="6.7" calcext:value-type="float">
            <text:p><text:s text:c="3"/>6.70 </text:p>
          </table:table-cell>
          <table:table-cell table:style-name="ce31" office:value-type="float" office:value="114" calcext:value-type="float">
            <text:p><text:s text:c="3"/>114 </text:p>
          </table:table-cell>
          <table:table-cell table:style-name="ce25" office:value-type="float" office:value="0.209400618282878" calcext:value-type="float">
            <text:p><text:s text:c="3"/>0.21 </text:p>
          </table:table-cell>
          <table:table-cell table:style-name="ce41" office:value-type="float" office:value="2.55" calcext:value-type="float">
            <text:p><text:s text:c="3"/>2.55 </text:p>
          </table:table-cell>
        </table:table-row>
        <table:table-row table:style-name="ro5">
          <table:table-cell table:style-name="ce7" office:value-type="string" office:string-value="苗栗縣" calcext:value-type="string">
            <text:p>苗栗縣 </text:p>
          </table:table-cell>
          <table:table-cell table:style-name="ce19" office:value-type="float" office:value="-260" calcext:value-type="float">
            <text:p><text:s/>－260 </text:p>
          </table:table-cell>
          <table:table-cell table:style-name="ce25" office:value-type="float" office:value="-0.462835221760376" calcext:value-type="float">
            <text:p><text:s/>－0.46 </text:p>
          </table:table-cell>
          <table:table-cell table:style-name="ce24" office:value-type="float" office:value="-5.64658970547659" calcext:value-type="float">
            <text:p><text:s/>－5.65 </text:p>
          </table:table-cell>
          <table:table-cell table:style-name="ce31" office:value-type="float" office:value="55" calcext:value-type="float">
            <text:p><text:s text:c="3"/>55 </text:p>
          </table:table-cell>
          <table:table-cell table:style-name="ce25" office:value-type="float" office:value="0.0979301135099043" calcext:value-type="float">
            <text:p><text:s text:c="3"/>0.10 </text:p>
          </table:table-cell>
          <table:table-cell table:style-name="ce25" office:value-type="float" office:value="1.19" calcext:value-type="float">
            <text:p><text:s text:c="3"/>1.19 </text:p>
          </table:table-cell>
          <table:table-cell table:style-name="ce31" office:value-type="float" office:value="455" calcext:value-type="float">
            <text:p><text:s text:c="3"/>455 </text:p>
          </table:table-cell>
          <table:table-cell table:style-name="ce25" office:value-type="float" office:value="0.810149120854663" calcext:value-type="float">
            <text:p><text:s text:c="3"/>0.81 </text:p>
          </table:table-cell>
          <table:table-cell table:style-name="ce25" office:value-type="float" office:value="9.88" calcext:value-type="float">
            <text:p><text:s text:c="3"/>9.88 </text:p>
          </table:table-cell>
          <table:table-cell table:style-name="ce31" office:value-type="float" office:value="400" calcext:value-type="float">
            <text:p><text:s text:c="3"/>400 </text:p>
          </table:table-cell>
          <table:table-cell table:style-name="ce25" office:value-type="float" office:value="0.712219007344759" calcext:value-type="float">
            <text:p><text:s text:c="3"/>0.71 </text:p>
          </table:table-cell>
          <table:table-cell table:style-name="ce25" office:value-type="float" office:value="8.69" calcext:value-type="float">
            <text:p><text:s text:c="3"/>8.69 </text:p>
          </table:table-cell>
          <table:table-cell table:style-name="ce31" office:value-type="float" office:value="262" calcext:value-type="float">
            <text:p><text:s text:c="3"/>262 </text:p>
          </table:table-cell>
          <table:table-cell table:style-name="ce25" office:value-type="float" office:value="0.466503449810817" calcext:value-type="float">
            <text:p><text:s text:c="3"/>0.47 </text:p>
          </table:table-cell>
          <table:table-cell table:style-name="ce25" office:value-type="float" office:value="5.69" calcext:value-type="float">
            <text:p><text:s text:c="3"/>5.69 </text:p>
          </table:table-cell>
          <table:table-cell table:style-name="ce31" office:value-type="float" office:value="113" calcext:value-type="float">
            <text:p><text:s text:c="3"/>113 </text:p>
          </table:table-cell>
          <table:table-cell table:style-name="ce25" office:value-type="float" office:value="0.201201869574894" calcext:value-type="float">
            <text:p><text:s text:c="3"/>0.20 </text:p>
          </table:table-cell>
          <table:table-cell table:style-name="ce41" office:value-type="float" office:value="2.45" calcext:value-type="float">
            <text:p><text:s text:c="3"/>2.45 </text:p>
          </table:table-cell>
        </table:table-row>
        <table:table-row table:style-name="ro4">
          <table:table-cell table:style-name="ce7" office:value-type="string" office:string-value="彰化縣" calcext:value-type="string">
            <text:p>彰化縣 </text:p>
          </table:table-cell>
          <table:table-cell table:style-name="ce19" office:value-type="float" office:value="27" calcext:value-type="float">
            <text:p><text:s text:c="3"/>27 </text:p>
          </table:table-cell>
          <table:table-cell table:style-name="ce25" office:value-type="float" office:value="0.0209501108028082" calcext:value-type="float">
            <text:p><text:s text:c="3"/>0.02 </text:p>
          </table:table-cell>
          <table:table-cell table:style-name="ce24" office:value-type="float" office:value="0.255591351794261" calcext:value-type="float">
            <text:p><text:s text:c="3"/>0.26 </text:p>
          </table:table-cell>
          <table:table-cell table:style-name="ce31" office:value-type="float" office:value="291" calcext:value-type="float">
            <text:p><text:s text:c="3"/>291 </text:p>
          </table:table-cell>
          <table:table-cell table:style-name="ce25" office:value-type="float" office:value="0.22579327345544" calcext:value-type="float">
            <text:p><text:s text:c="3"/>0.23 </text:p>
          </table:table-cell>
          <table:table-cell table:style-name="ce25" office:value-type="float" office:value="2.75" calcext:value-type="float">
            <text:p><text:s text:c="3"/>2.75 </text:p>
          </table:table-cell>
          <table:table-cell table:style-name="ce31" office:value-type="float" office:value="1071" calcext:value-type="float">
            <text:p><text:s text:c="3"/>1,071 </text:p>
          </table:table-cell>
          <table:table-cell table:style-name="ce25" office:value-type="float" office:value="0.831012356944249" calcext:value-type="float">
            <text:p><text:s text:c="3"/>0.83 </text:p>
          </table:table-cell>
          <table:table-cell table:style-name="ce25" office:value-type="float" office:value="10.14" calcext:value-type="float">
            <text:p><text:s text:c="3"/>10.14 </text:p>
          </table:table-cell>
          <table:table-cell table:style-name="ce31" office:value-type="float" office:value="780" calcext:value-type="float">
            <text:p><text:s text:c="3"/>780 </text:p>
          </table:table-cell>
          <table:table-cell table:style-name="ce25" office:value-type="float" office:value="0.605219083488809" calcext:value-type="float">
            <text:p><text:s text:c="3"/>0.61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31" office:value-type="float" office:value="539" calcext:value-type="float">
            <text:p><text:s text:c="3"/>539 </text:p>
          </table:table-cell>
          <table:table-cell table:style-name="ce25" office:value-type="float" office:value="0.418221905128805" calcext:value-type="float">
            <text:p><text:s text:c="3"/>0.42 </text:p>
          </table:table-cell>
          <table:table-cell table:style-name="ce25" office:value-type="float" office:value="5.1" calcext:value-type="float">
            <text:p><text:s text:c="3"/>5.10 </text:p>
          </table:table-cell>
          <table:table-cell table:style-name="ce31" office:value-type="float" office:value="181" calcext:value-type="float">
            <text:p><text:s text:c="3"/>181 </text:p>
          </table:table-cell>
          <table:table-cell table:style-name="ce25" office:value-type="float" office:value="0.14044186424548" calcext:value-type="float">
            <text:p><text:s text:c="3"/>0.14 </text:p>
          </table:table-cell>
          <table:table-cell table:style-name="ce41" office:value-type="float" office:value="1.71" calcext:value-type="float">
            <text:p><text:s text:c="3"/>1.71 </text:p>
          </table:table-cell>
        </table:table-row>
        <table:table-row table:style-name="ro5">
          <table:table-cell table:style-name="ce7" office:value-type="string" office:string-value="南投縣" calcext:value-type="string">
            <text:p>南投縣 </text:p>
          </table:table-cell>
          <table:table-cell table:style-name="ce19" office:value-type="float" office:value="-211" calcext:value-type="float">
            <text:p><text:s/>－211 </text:p>
          </table:table-cell>
          <table:table-cell table:style-name="ce25" office:value-type="float" office:value="-0.415828276716967" calcext:value-type="float">
            <text:p><text:s/>－0.42 </text:p>
          </table:table-cell>
          <table:table-cell table:style-name="ce24" office:value-type="float" office:value="-5.07310497594699" calcext:value-type="float">
            <text:p><text:s/>－5.07 </text:p>
          </table:table-cell>
          <table:table-cell table:style-name="ce31" office:value-type="float" office:value="-115" calcext:value-type="float">
            <text:p><text:s/>－115 </text:p>
          </table:table-cell>
          <table:table-cell table:style-name="ce25" office:value-type="float" office:value="-0.226683395244182" calcext:value-type="float">
            <text:p><text:s/>－0.23 </text:p>
          </table:table-cell>
          <table:table-cell table:style-name="ce25" office:value-type="float" office:value="-2.77" calcext:value-type="float">
            <text:p><text:s/>－2.77 </text:p>
          </table:table-cell>
          <table:table-cell table:style-name="ce31" office:value-type="float" office:value="261" calcext:value-type="float">
            <text:p><text:s text:c="3"/>261 </text:p>
          </table:table-cell>
          <table:table-cell table:style-name="ce25" office:value-type="float" office:value="0.514472749206362" calcext:value-type="float">
            <text:p><text:s text:c="3"/>0.51 </text:p>
          </table:table-cell>
          <table:table-cell table:style-name="ce25" office:value-type="float" office:value="6.28" calcext:value-type="float">
            <text:p><text:s text:c="3"/>6.28 </text:p>
          </table:table-cell>
          <table:table-cell table:style-name="ce31" office:value-type="float" office:value="376" calcext:value-type="float">
            <text:p><text:s text:c="3"/>376 </text:p>
          </table:table-cell>
          <table:table-cell table:style-name="ce25" office:value-type="float" office:value="0.741156144450544" calcext:value-type="float">
            <text:p><text:s text:c="3"/>0.74 </text:p>
          </table:table-cell>
          <table:table-cell table:style-name="ce25" office:value-type="float" office:value="9.04" calcext:value-type="float">
            <text:p><text:s text:c="3"/>9.04 </text:p>
          </table:table-cell>
          <table:table-cell table:style-name="ce31" office:value-type="float" office:value="188" calcext:value-type="float">
            <text:p><text:s text:c="3"/>188 </text:p>
          </table:table-cell>
          <table:table-cell table:style-name="ce25" office:value-type="float" office:value="0.370578072225272" calcext:value-type="float">
            <text:p><text:s text:c="3"/>0.37 </text:p>
          </table:table-cell>
          <table:table-cell table:style-name="ce25" office:value-type="float" office:value="4.52" calcext:value-type="float">
            <text:p><text:s text:c="3"/>4.52 </text:p>
          </table:table-cell>
          <table:table-cell table:style-name="ce31" office:value-type="float" office:value="95" calcext:value-type="float">
            <text:p><text:s text:c="3"/>95 </text:p>
          </table:table-cell>
          <table:table-cell table:style-name="ce25" office:value-type="float" office:value="0.187260196071281" calcext:value-type="float">
            <text:p><text:s text:c="3"/>0.19 </text:p>
          </table:table-cell>
          <table:table-cell table:style-name="ce41" office:value-type="float" office:value="2.28" calcext:value-type="float">
            <text:p><text:s text:c="3"/>2.28 </text:p>
          </table:table-cell>
        </table:table-row>
        <table:table-row table:style-name="ro5">
          <table:table-cell table:style-name="ce7" office:value-type="string" office:string-value="雲林縣" calcext:value-type="string">
            <text:p>雲林縣 </text:p>
          </table:table-cell>
          <table:table-cell table:style-name="ce19" office:value-type="float" office:value="-213" calcext:value-type="float">
            <text:p><text:s/>－213 </text:p>
          </table:table-cell>
          <table:table-cell table:style-name="ce25" office:value-type="float" office:value="-0.305456047312704" calcext:value-type="float">
            <text:p><text:s/>－0.31 </text:p>
          </table:table-cell>
          <table:table-cell table:style-name="ce24" office:value-type="float" office:value="-3.72656377721499" calcext:value-type="float">
            <text:p><text:s/>－3.73 </text:p>
          </table:table-cell>
          <table:table-cell table:style-name="ce31" office:value-type="float" office:value="-195" calcext:value-type="float">
            <text:p><text:s/>－195 </text:p>
          </table:table-cell>
          <table:table-cell table:style-name="ce25" office:value-type="float" office:value="-0.27968557604113" calcext:value-type="float">
            <text:p><text:s/>－0.28 </text:p>
          </table:table-cell>
          <table:table-cell table:style-name="ce25" office:value-type="float" office:value="-3.41" calcext:value-type="float">
            <text:p><text:s/>－3.41 </text:p>
          </table:table-cell>
          <table:table-cell table:style-name="ce31" office:value-type="float" office:value="367" calcext:value-type="float">
            <text:p><text:s text:c="3"/>367 </text:p>
          </table:table-cell>
          <table:table-cell table:style-name="ce25" office:value-type="float" office:value="0.526382596959459" calcext:value-type="float">
            <text:p><text:s text:c="3"/>0.53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31" office:value-type="float" office:value="562" calcext:value-type="float">
            <text:p><text:s text:c="3"/>562 </text:p>
          </table:table-cell>
          <table:table-cell table:style-name="ce25" office:value-type="float" office:value="0.806068173000589" calcext:value-type="float">
            <text:p><text:s text:c="3"/>0.81 </text:p>
          </table:table-cell>
          <table:table-cell table:style-name="ce25" office:value-type="float" office:value="9.83" calcext:value-type="float">
            <text:p><text:s text:c="3"/>9.83 </text:p>
          </table:table-cell>
          <table:table-cell table:style-name="ce31" office:value-type="float" office:value="252" calcext:value-type="float">
            <text:p><text:s text:c="3"/>252 </text:p>
          </table:table-cell>
          <table:table-cell table:style-name="ce25" office:value-type="float" office:value="0.36143982134546" calcext:value-type="float">
            <text:p><text:s text:c="3"/>0.36 </text:p>
          </table:table-cell>
          <table:table-cell table:style-name="ce25" office:value-type="float" office:value="4.41" calcext:value-type="float">
            <text:p><text:s text:c="3"/>4.41 </text:p>
          </table:table-cell>
          <table:table-cell table:style-name="ce31" office:value-type="float" office:value="115" calcext:value-type="float">
            <text:p><text:s text:c="3"/>115 </text:p>
          </table:table-cell>
          <table:table-cell table:style-name="ce25" office:value-type="float" office:value="0.164942775614" calcext:value-type="float">
            <text:p><text:s text:c="3"/>0.16 </text:p>
          </table:table-cell>
          <table:table-cell table:style-name="ce41" office:value-type="float" office:value="2.01" calcext:value-type="float">
            <text:p><text:s text:c="3"/>2.01 </text:p>
          </table:table-cell>
        </table:table-row>
        <table:table-row table:style-name="ro5">
          <table:table-cell table:style-name="ce7" office:value-type="string" office:string-value="嘉義縣" calcext:value-type="string">
            <text:p>嘉義縣 </text:p>
          </table:table-cell>
          <table:table-cell table:style-name="ce19" office:value-type="float" office:value="-359" calcext:value-type="float">
            <text:p><text:s/>－359 </text:p>
          </table:table-cell>
          <table:table-cell table:style-name="ce25" office:value-type="float" office:value="-0.693454485047267" calcext:value-type="float">
            <text:p><text:s/>－0.69 </text:p>
          </table:table-cell>
          <table:table-cell table:style-name="ce24" office:value-type="float" office:value="-8.46014471757666" calcext:value-type="float">
            <text:p><text:s/>－8.46 </text:p>
          </table:table-cell>
          <table:table-cell table:style-name="ce31" office:value-type="float" office:value="-227" calcext:value-type="float">
            <text:p><text:s/>－227 </text:p>
          </table:table-cell>
          <table:table-cell table:style-name="ce25" office:value-type="float" office:value="-0.438631662442985" calcext:value-type="float">
            <text:p><text:s/>－0.44 </text:p>
          </table:table-cell>
          <table:table-cell table:style-name="ce25" office:value-type="float" office:value="-5.35" calcext:value-type="float">
            <text:p><text:s/>－5.35 </text:p>
          </table:table-cell>
          <table:table-cell table:style-name="ce31" office:value-type="float" office:value="224" calcext:value-type="float">
            <text:p><text:s text:c="3"/>224 </text:p>
          </table:table-cell>
          <table:table-cell table:style-name="ce25" office:value-type="float" office:value="0.432834768225677" calcext:value-type="float">
            <text:p><text:s text:c="3"/>0.43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31" office:value-type="float" office:value="451" calcext:value-type="float">
            <text:p><text:s text:c="3"/>451 </text:p>
          </table:table-cell>
          <table:table-cell table:style-name="ce25" office:value-type="float" office:value="0.871466430668662" calcext:value-type="float">
            <text:p><text:s text:c="3"/>0.87 </text:p>
          </table:table-cell>
          <table:table-cell table:style-name="ce25" office:value-type="float" office:value="10.63" calcext:value-type="float">
            <text:p><text:s text:c="3"/>10.63 </text:p>
          </table:table-cell>
          <table:table-cell table:style-name="ce31" office:value-type="float" office:value="173" calcext:value-type="float">
            <text:p><text:s text:c="3"/>173 </text:p>
          </table:table-cell>
          <table:table-cell table:style-name="ce25" office:value-type="float" office:value="0.334287566531438" calcext:value-type="float">
            <text:p><text:s text:c="3"/>0.33 </text:p>
          </table:table-cell>
          <table:table-cell table:style-name="ce25" office:value-type="float" office:value="4.08" calcext:value-type="float">
            <text:p><text:s text:c="3"/>4.08 </text:p>
          </table:table-cell>
          <table:table-cell table:style-name="ce31" office:value-type="float" office:value="81" calcext:value-type="float">
            <text:p><text:s text:c="3"/>81 </text:p>
          </table:table-cell>
          <table:table-cell table:style-name="ce25" office:value-type="float" office:value="0.156516143867321" calcext:value-type="float">
            <text:p><text:s text:c="3"/>0.16 </text:p>
          </table:table-cell>
          <table:table-cell table:style-name="ce41" office:value-type="float" office:value="1.91" calcext:value-type="float">
            <text:p><text:s text:c="3"/>1.91 </text:p>
          </table:table-cell>
        </table:table-row>
        <table:table-row table:style-name="ro5">
          <table:table-cell table:style-name="ce7" office:value-type="string" office:string-value="屏東縣" calcext:value-type="string">
            <text:p>屏東縣 </text:p>
          </table:table-cell>
          <table:table-cell table:style-name="ce19" office:value-type="float" office:value="-417" calcext:value-type="float">
            <text:p><text:s/>－417 </text:p>
          </table:table-cell>
          <table:table-cell table:style-name="ce25" office:value-type="float" office:value="-0.497019669821609" calcext:value-type="float">
            <text:p><text:s/>－0.50 </text:p>
          </table:table-cell>
          <table:table-cell table:style-name="ce24" office:value-type="float" office:value="-6.06363997182363" calcext:value-type="float">
            <text:p><text:s/>－6.06 </text:p>
          </table:table-cell>
          <table:table-cell table:style-name="ce31" office:value-type="float" office:value="-364" calcext:value-type="float">
            <text:p><text:s/>－364 </text:p>
          </table:table-cell>
          <table:table-cell table:style-name="ce25" office:value-type="float" office:value="-0.43395714673176" calcext:value-type="float">
            <text:p><text:s/>－0.43 </text:p>
          </table:table-cell>
          <table:table-cell table:style-name="ce25" office:value-type="float" office:value="-5.29" calcext:value-type="float">
            <text:p><text:s/>－5.29 </text:p>
          </table:table-cell>
          <table:table-cell table:style-name="ce31" office:value-type="float" office:value="349" calcext:value-type="float">
            <text:p><text:s text:c="3"/>349 </text:p>
          </table:table-cell>
          <table:table-cell table:style-name="ce25" office:value-type="float" office:value="0.416074297278528" calcext:value-type="float">
            <text:p><text:s text:c="3"/>0.42 </text:p>
          </table:table-cell>
          <table:table-cell table:style-name="ce25" office:value-type="float" office:value="5.08" calcext:value-type="float">
            <text:p><text:s text:c="3"/>5.08 </text:p>
          </table:table-cell>
          <table:table-cell table:style-name="ce31" office:value-type="float" office:value="713" calcext:value-type="float">
            <text:p><text:s text:c="3"/>713 </text:p>
          </table:table-cell>
          <table:table-cell table:style-name="ce25" office:value-type="float" office:value="0.850031444010289" calcext:value-type="float">
            <text:p><text:s text:c="3"/>0.85 </text:p>
          </table:table-cell>
          <table:table-cell table:style-name="ce25" office:value-type="float" office:value="10.37" calcext:value-type="float">
            <text:p><text:s text:c="3"/>10.37 </text:p>
          </table:table-cell>
          <table:table-cell table:style-name="ce31" office:value-type="float" office:value="330" calcext:value-type="float">
            <text:p><text:s text:c="3"/>330 </text:p>
          </table:table-cell>
          <table:table-cell table:style-name="ce25" office:value-type="float" office:value="0.393422687971101" calcext:value-type="float">
            <text:p><text:s text:c="3"/>0.39 </text:p>
          </table:table-cell>
          <table:table-cell table:style-name="ce25" office:value-type="float" office:value="4.8" calcext:value-type="float">
            <text:p><text:s text:c="3"/>4.80 </text:p>
          </table:table-cell>
          <table:table-cell table:style-name="ce31" office:value-type="float" office:value="158" calcext:value-type="float">
            <text:p><text:s text:c="3"/>158 </text:p>
          </table:table-cell>
          <table:table-cell table:style-name="ce25" office:value-type="float" office:value="0.188366014240709" calcext:value-type="float">
            <text:p><text:s text:c="3"/>0.19 </text:p>
          </table:table-cell>
          <table:table-cell table:style-name="ce41" office:value-type="float" office:value="2.3" calcext:value-type="float">
            <text:p><text:s text:c="3"/>2.30 </text:p>
          </table:table-cell>
        </table:table-row>
        <table:table-row table:style-name="ro5">
          <table:table-cell table:style-name="ce7" office:value-type="string" office:string-value="臺東縣" calcext:value-type="string">
            <text:p>臺東縣 </text:p>
          </table:table-cell>
          <table:table-cell table:style-name="ce19" office:value-type="float" office:value="-129" calcext:value-type="float">
            <text:p><text:s/>－129 </text:p>
          </table:table-cell>
          <table:table-cell table:style-name="ce25" office:value-type="float" office:value="-0.582043287777542" calcext:value-type="float">
            <text:p><text:s/>－0.58 </text:p>
          </table:table-cell>
          <table:table-cell table:style-name="ce24" office:value-type="float" office:value="-7.10092811088601" calcext:value-type="float">
            <text:p><text:s/>－7.10 </text:p>
          </table:table-cell>
          <table:table-cell table:style-name="ce31" office:value-type="float" office:value="-80" calcext:value-type="float">
            <text:p><text:s/>－80 </text:p>
          </table:table-cell>
          <table:table-cell table:style-name="ce25" office:value-type="float" office:value="-0.361062154593275" calcext:value-type="float">
            <text:p><text:s/>－0.36 </text:p>
          </table:table-cell>
          <table:table-cell table:style-name="ce25" office:value-type="float" office:value="-4.4" calcext:value-type="float">
            <text:p><text:s/>－4.40 </text:p>
          </table:table-cell>
          <table:table-cell table:style-name="ce31" office:value-type="float" office:value="130" calcext:value-type="float">
            <text:p><text:s text:c="3"/>130 </text:p>
          </table:table-cell>
          <table:table-cell table:style-name="ce25" office:value-type="float" office:value="0.586726001214071" calcext:value-type="float">
            <text:p><text:s text:c="3"/>0.59 </text:p>
          </table:table-cell>
          <table:table-cell table:style-name="ce25" office:value-type="float" office:value="7.16" calcext:value-type="float">
            <text:p><text:s text:c="3"/>7.16 </text:p>
          </table:table-cell>
          <table:table-cell table:style-name="ce31" office:value-type="float" office:value="210" calcext:value-type="float">
            <text:p><text:s text:c="3"/>210 </text:p>
          </table:table-cell>
          <table:table-cell table:style-name="ce25" office:value-type="float" office:value="0.947788155807346" calcext:value-type="float">
            <text:p><text:s text:c="3"/>0.95 </text:p>
          </table:table-cell>
          <table:table-cell table:style-name="ce25" office:value-type="float" office:value="11.56" calcext:value-type="float">
            <text:p><text:s text:c="3"/>11.56 </text:p>
          </table:table-cell>
          <table:table-cell table:style-name="ce31" office:value-type="float" office:value="93" calcext:value-type="float">
            <text:p><text:s text:c="3"/>93 </text:p>
          </table:table-cell>
          <table:table-cell table:style-name="ce25" office:value-type="float" office:value="0.419734754714682" calcext:value-type="float">
            <text:p><text:s text:c="3"/>0.42 </text:p>
          </table:table-cell>
          <table:table-cell table:style-name="ce25" office:value-type="float" office:value="5.12" calcext:value-type="float">
            <text:p><text:s text:c="3"/>5.12 </text:p>
          </table:table-cell>
          <table:table-cell table:style-name="ce31" office:value-type="float" office:value="51" calcext:value-type="float">
            <text:p><text:s text:c="3"/>51 </text:p>
          </table:table-cell>
          <table:table-cell table:style-name="ce25" office:value-type="float" office:value="0.230177123553213" calcext:value-type="float">
            <text:p><text:s text:c="3"/>0.23 </text:p>
          </table:table-cell>
          <table:table-cell table:style-name="ce41" office:value-type="float" office:value="2.81" calcext:value-type="float">
            <text:p><text:s text:c="3"/>2.81 </text:p>
          </table:table-cell>
        </table:table-row>
        <table:table-row table:style-name="ro5">
          <table:table-cell table:style-name="ce7" office:value-type="string" office:string-value="花蓮縣" calcext:value-type="string">
            <text:p>花蓮縣 </text:p>
          </table:table-cell>
          <table:table-cell table:style-name="ce19" office:value-type="float" office:value="-7" calcext:value-type="float">
            <text:p><text:s/>－7 </text:p>
          </table:table-cell>
          <table:table-cell table:style-name="ce25" office:value-type="float" office:value="-0.0211238491274341" calcext:value-type="float">
            <text:p><text:s/>－0.02 </text:p>
          </table:table-cell>
          <table:table-cell table:style-name="ce24" office:value-type="float" office:value="-0.257710959354697" calcext:value-type="float">
            <text:p><text:s/>－0.26 </text:p>
          </table:table-cell>
          <table:table-cell table:style-name="ce31" office:value-type="float" office:value="-71" calcext:value-type="float">
            <text:p><text:s/>－71 </text:p>
          </table:table-cell>
          <table:table-cell table:style-name="ce25" office:value-type="float" office:value="-0.214258446988386" calcext:value-type="float">
            <text:p><text:s/>－0.21 </text:p>
          </table:table-cell>
          <table:table-cell table:style-name="ce25" office:value-type="float" office:value="-2.61" calcext:value-type="float">
            <text:p><text:s/>－2.61 </text:p>
          </table:table-cell>
          <table:table-cell table:style-name="ce31" office:value-type="float" office:value="199" calcext:value-type="float">
            <text:p><text:s text:c="3"/>199 </text:p>
          </table:table-cell>
          <table:table-cell table:style-name="ce25" office:value-type="float" office:value="0.600527196488576" calcext:value-type="float">
            <text:p><text:s text:c="3"/>0.60 </text:p>
          </table:table-cell>
          <table:table-cell table:style-name="ce25" office:value-type="float" office:value="7.33" calcext:value-type="float">
            <text:p><text:s text:c="3"/>7.33 </text:p>
          </table:table-cell>
          <table:table-cell table:style-name="ce31" office:value-type="float" office:value="270" calcext:value-type="float">
            <text:p><text:s text:c="3"/>270 </text:p>
          </table:table-cell>
          <table:table-cell table:style-name="ce25" office:value-type="float" office:value="0.814785643476962" calcext:value-type="float">
            <text:p><text:s text:c="3"/>0.81 </text:p>
          </table:table-cell>
          <table:table-cell table:style-name="ce25" office:value-type="float" office:value="9.94" calcext:value-type="float">
            <text:p><text:s text:c="3"/>9.94 </text:p>
          </table:table-cell>
          <table:table-cell table:style-name="ce31" office:value-type="float" office:value="196" calcext:value-type="float">
            <text:p><text:s text:c="3"/>196 </text:p>
          </table:table-cell>
          <table:table-cell table:style-name="ce25" office:value-type="float" office:value="0.591474022672165" calcext:value-type="float">
            <text:p><text:s text:c="3"/>0.59 </text:p>
          </table:table-cell>
          <table:table-cell table:style-name="ce25" office:value-type="float" office:value="7.22" calcext:value-type="float">
            <text:p><text:s text:c="3"/>7.22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223311620804797" calcext:value-type="float">
            <text:p><text:s text:c="3"/>0.22 </text:p>
          </table:table-cell>
          <table:table-cell table:style-name="ce41" office:value-type="float" office:value="2.72" calcext:value-type="float">
            <text:p><text:s text:c="3"/>2.72 </text:p>
          </table:table-cell>
        </table:table-row>
        <table:table-row table:style-name="ro5">
          <table:table-cell table:style-name="ce7" office:value-type="string" office:string-value="澎湖縣" calcext:value-type="string">
            <text:p>澎湖縣 </text:p>
          </table:table-cell>
          <table:table-cell table:style-name="ce19" office:value-type="float" office:value="-67" calcext:value-type="float">
            <text:p><text:s/>－67 </text:p>
          </table:table-cell>
          <table:table-cell table:style-name="ce25" office:value-type="float" office:value="-0.654322434470096" calcext:value-type="float">
            <text:p><text:s/>－0.65 </text:p>
          </table:table-cell>
          <table:table-cell table:style-name="ce24" office:value-type="float" office:value="-7.98273370053518" calcext:value-type="float">
            <text:p><text:s/>－7.98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5" office:value-type="float" office:value="0.0586152155330321" calcext:value-type="float">
            <text:p><text:s text:c="3"/>0.06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859689827817804" calcext:value-type="float">
            <text:p><text:s text:c="3"/>0.86 </text:p>
          </table:table-cell>
          <table:table-cell table:style-name="ce25" office:value-type="float" office:value="10.49" calcext:value-type="float">
            <text:p><text:s text:c="3"/>10.49 </text:p>
          </table:table-cell>
          <table:table-cell table:style-name="ce31" office:value-type="float" office:value="82" calcext:value-type="float">
            <text:p><text:s text:c="3"/>82 </text:p>
          </table:table-cell>
          <table:table-cell table:style-name="ce25" office:value-type="float" office:value="0.801074612284772" calcext:value-type="float">
            <text:p><text:s text:c="3"/>0.80 </text:p>
          </table:table-cell>
          <table:table-cell table:style-name="ce25" office:value-type="float" office:value="9.77" calcext:value-type="float">
            <text:p><text:s text:c="3"/>9.77 </text:p>
          </table:table-cell>
          <table:table-cell table:style-name="ce31" office:value-type="float" office:value="26" calcext:value-type="float">
            <text:p><text:s text:c="3"/>26 </text:p>
          </table:table-cell>
          <table:table-cell table:style-name="ce25" office:value-type="float" office:value="0.253999267309806" calcext:value-type="float">
            <text:p><text:s text:c="3"/>0.25 </text:p>
          </table:table-cell>
          <table:table-cell table:style-name="ce25" office:value-type="float" office:value="3.1" calcext:value-type="float">
            <text:p><text:s text:c="3"/>3.10 </text:p>
          </table:table-cell>
          <table:table-cell table:style-name="ce31" office:value-type="float" office:value="17" calcext:value-type="float">
            <text:p><text:s text:c="3"/>17 </text:p>
          </table:table-cell>
          <table:table-cell table:style-name="ce25" office:value-type="float" office:value="0.166076444010258" calcext:value-type="float">
            <text:p><text:s text:c="3"/>0.17 </text:p>
          </table:table-cell>
          <table:table-cell table:style-name="ce41" office:value-type="float" office:value="2.03" calcext:value-type="float">
            <text:p><text:s text:c="3"/>2.03 </text:p>
          </table:table-cell>
        </table:table-row>
        <table:table-row table:style-name="ro5">
          <table:table-cell table:style-name="ce7" office:value-type="string" office:string-value="基隆市" calcext:value-type="string">
            <text:p>基隆市 </text:p>
          </table:table-cell>
          <table:table-cell table:style-name="ce19" office:value-type="float" office:value="-41" calcext:value-type="float">
            <text:p><text:s/>－41 </text:p>
          </table:table-cell>
          <table:table-cell table:style-name="ce25" office:value-type="float" office:value="-0.110251211418799" calcext:value-type="float">
            <text:p><text:s/>－0.11 </text:p>
          </table:table-cell>
          <table:table-cell table:style-name="ce24" office:value-type="float" office:value="-1.34506477930934" calcext:value-type="float">
            <text:p><text:s/>－1.35 </text:p>
          </table:table-cell>
          <table:table-cell table:style-name="ce31" office:value-type="float" office:value="-17" calcext:value-type="float">
            <text:p><text:s/>－17 </text:p>
          </table:table-cell>
          <table:table-cell table:style-name="ce25" office:value-type="float" office:value="-0.0457164370760305" calcext:value-type="float">
            <text:p><text:s/>－0.05 </text:p>
          </table:table-cell>
          <table:table-cell table:style-name="ce25" office:value-type="float" office:value="-0.56" calcext:value-type="float">
            <text:p><text:s/>－0.56 </text:p>
          </table:table-cell>
          <table:table-cell table:style-name="ce31" office:value-type="float" office:value="204" calcext:value-type="float">
            <text:p><text:s text:c="3"/>204 </text:p>
          </table:table-cell>
          <table:table-cell table:style-name="ce25" office:value-type="float" office:value="0.548597244912366" calcext:value-type="float">
            <text:p><text:s text:c="3"/>0.55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31" office:value-type="float" office:value="221" calcext:value-type="float">
            <text:p><text:s text:c="3"/>221 </text:p>
          </table:table-cell>
          <table:table-cell table:style-name="ce25" office:value-type="float" office:value="0.594313681988396" calcext:value-type="float">
            <text:p><text:s text:c="3"/>0.59 </text:p>
          </table:table-cell>
          <table:table-cell table:style-name="ce25" office:value-type="float" office:value="7.25" calcext:value-type="float">
            <text:p><text:s text:c="3"/>7.25 </text:p>
          </table:table-cell>
          <table:table-cell table:style-name="ce31" office:value-type="float" office:value="190" calcext:value-type="float">
            <text:p><text:s text:c="3"/>190 </text:p>
          </table:table-cell>
          <table:table-cell table:style-name="ce25" office:value-type="float" office:value="0.510948414379164" calcext:value-type="float">
            <text:p><text:s text:c="3"/>0.51 </text:p>
          </table:table-cell>
          <table:table-cell table:style-name="ce25" office:value-type="float" office:value="6.23" calcext:value-type="float">
            <text:p><text:s text:c="3"/>6.23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233960589742038" calcext:value-type="float">
            <text:p><text:s text:c="3"/>0.23 </text:p>
          </table:table-cell>
          <table:table-cell table:style-name="ce41" office:value-type="float" office:value="2.85" calcext:value-type="float">
            <text:p><text:s text:c="3"/>2.85 </text:p>
          </table:table-cell>
        </table:table-row>
        <table:table-row table:style-name="ro4">
          <table:table-cell table:style-name="ce7" office:value-type="string" office:string-value="新竹市" calcext:value-type="string">
            <text:p>新竹市 </text:p>
          </table:table-cell>
          <table:table-cell table:style-name="ce19" office:value-type="float" office:value="283" calcext:value-type="float">
            <text:p><text:s text:c="3"/>283 </text:p>
          </table:table-cell>
          <table:table-cell table:style-name="ce25" office:value-type="float" office:value="0.650642020438896" calcext:value-type="float">
            <text:p><text:s text:c="3"/>0.65 </text:p>
          </table:table-cell>
          <table:table-cell table:style-name="ce24" office:value-type="float" office:value="7.93783264935453" calcext:value-type="float">
            <text:p><text:s text:c="3"/>7.94 </text:p>
          </table:table-cell>
          <table:table-cell table:style-name="ce31" office:value-type="float" office:value="153" calcext:value-type="float">
            <text:p><text:s text:c="3"/>153 </text:p>
          </table:table-cell>
          <table:table-cell table:style-name="ce25" office:value-type="float" office:value="0.351646129077113" calcext:value-type="float">
            <text:p><text:s text:c="3"/>0.35 </text:p>
          </table:table-cell>
          <table:table-cell table:style-name="ce25" office:value-type="float" office:value="4.29" calcext:value-type="float">
            <text:p><text:s text:c="3"/>4.29 </text:p>
          </table:table-cell>
          <table:table-cell table:style-name="ce31" office:value-type="float" office:value="360" calcext:value-type="float">
            <text:p><text:s text:c="3"/>360 </text:p>
          </table:table-cell>
          <table:table-cell table:style-name="ce25" office:value-type="float" office:value="0.82740265665203" calcext:value-type="float">
            <text:p><text:s text:c="3"/>0.83 </text:p>
          </table:table-cell>
          <table:table-cell table:style-name="ce25" office:value-type="float" office:value="10.09" calcext:value-type="float">
            <text:p><text:s text:c="3"/>10.09 </text:p>
          </table:table-cell>
          <table:table-cell table:style-name="ce31" office:value-type="float" office:value="207" calcext:value-type="float">
            <text:p><text:s text:c="3"/>207 </text:p>
          </table:table-cell>
          <table:table-cell table:style-name="ce25" office:value-type="float" office:value="0.475756527574917" calcext:value-type="float">
            <text:p><text:s text:c="3"/>0.48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31" office:value-type="float" office:value="181" calcext:value-type="float">
            <text:p><text:s text:c="3"/>181 </text:p>
          </table:table-cell>
          <table:table-cell table:style-name="ce25" office:value-type="float" office:value="0.415999669038937" calcext:value-type="float">
            <text:p><text:s text:c="3"/>0.42 </text:p>
          </table:table-cell>
          <table:table-cell table:style-name="ce25" office:value-type="float" office:value="5.08" calcext:value-type="float">
            <text:p><text:s text:c="3"/>5.08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5" office:value-type="float" office:value="0.193060619885474" calcext:value-type="float">
            <text:p><text:s text:c="3"/>0.19 </text:p>
          </table:table-cell>
          <table:table-cell table:style-name="ce41" office:value-type="float" office:value="2.36" calcext:value-type="float">
            <text:p><text:s text:c="3"/>2.36 </text:p>
          </table:table-cell>
        </table:table-row>
        <table:table-row table:style-name="ro5">
          <table:table-cell table:style-name="ce7" office:value-type="string" office:string-value="嘉義市" calcext:value-type="string">
            <text:p>嘉義市 </text:p>
          </table:table-cell>
          <table:table-cell table:style-name="ce19" office:value-type="float" office:value="-41" calcext:value-type="float">
            <text:p><text:s/>－41 </text:p>
          </table:table-cell>
          <table:table-cell table:style-name="ce25" office:value-type="float" office:value="-0.151686120719954" calcext:value-type="float">
            <text:p><text:s/>－0.15 </text:p>
          </table:table-cell>
          <table:table-cell table:style-name="ce24" office:value-type="float" office:value="-1.85057067278344" calcext:value-type="float">
            <text:p><text:s/>－1.85 </text:p>
          </table:table-cell>
          <table:table-cell table:style-name="ce31" office:value-type="float" office:value="-5" calcext:value-type="float">
            <text:p><text:s/>－5 </text:p>
          </table:table-cell>
          <table:table-cell table:style-name="ce25" office:value-type="float" office:value="-0.018499710479531" calcext:value-type="float">
            <text:p><text:s/>－0.02 </text:p>
          </table:table-cell>
          <table:table-cell table:style-name="ce25" office:value-type="float" office:value="-0.23" calcext:value-type="float">
            <text:p><text:s/>－0.23 </text:p>
          </table:table-cell>
          <table:table-cell table:style-name="ce31" office:value-type="float" office:value="180" calcext:value-type="float">
            <text:p><text:s text:c="3"/>180 </text:p>
          </table:table-cell>
          <table:table-cell table:style-name="ce25" office:value-type="float" office:value="0.665989577263116" calcext:value-type="float">
            <text:p><text:s text:c="3"/>0.67 </text:p>
          </table:table-cell>
          <table:table-cell table:style-name="ce25" office:value-type="float" office:value="8.13" calcext:value-type="float">
            <text:p><text:s text:c="3"/>8.13 </text:p>
          </table:table-cell>
          <table:table-cell table:style-name="ce31" office:value-type="float" office:value="185" calcext:value-type="float">
            <text:p><text:s text:c="3"/>185 </text:p>
          </table:table-cell>
          <table:table-cell table:style-name="ce25" office:value-type="float" office:value="0.684489287742647" calcext:value-type="float">
            <text:p><text:s text:c="3"/>0.68 </text:p>
          </table:table-cell>
          <table:table-cell table:style-name="ce25" office:value-type="float" office:value="8.35" calcext:value-type="float">
            <text:p><text:s text:c="3"/>8.35 </text:p>
          </table:table-cell>
          <table:table-cell table:style-name="ce31" office:value-type="float" office:value="101" calcext:value-type="float">
            <text:p><text:s text:c="3"/>101 </text:p>
          </table:table-cell>
          <table:table-cell table:style-name="ce25" office:value-type="float" office:value="0.373694151686526" calcext:value-type="float">
            <text:p><text:s text:c="3"/>0.37 </text:p>
          </table:table-cell>
          <table:table-cell table:style-name="ce25" office:value-type="float" office:value="4.56" calcext:value-type="float">
            <text:p><text:s text:c="3"/>4.56 </text:p>
          </table:table-cell>
          <table:table-cell table:style-name="ce31" office:value-type="float" office:value="52" calcext:value-type="float">
            <text:p><text:s text:c="3"/>52 </text:p>
          </table:table-cell>
          <table:table-cell table:style-name="ce25" office:value-type="float" office:value="0.192396988987122" calcext:value-type="float">
            <text:p><text:s text:c="3"/>0.19 </text:p>
          </table:table-cell>
          <table:table-cell table:style-name="ce41" office:value-type="float" office:value="2.35" calcext:value-type="float">
            <text:p><text:s text:c="3"/>2.35 </text:p>
          </table:table-cell>
        </table:table-row>
        <table:table-row table:style-name="ro4">
          <table:table-cell table:style-name="ce6" office:value-type="string" office:string-value="福建省" calcext:value-type="string">
            <text:p>福建省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4" office:value-type="float" office:value="0.363841063239696" calcext:value-type="float">
            <text:p><text:s text:c="3"/>0.36 </text:p>
          </table:table-cell>
          <table:table-cell table:style-name="ce24" office:value-type="float" office:value="4.43886097152429" calcext:value-type="float">
            <text:p><text:s text:c="3"/>4.44 </text:p>
          </table:table-cell>
          <table:table-cell table:style-name="ce31" office:value-type="float" office:value="54" calcext:value-type="float">
            <text:p><text:s text:c="3"/>54 </text:p>
          </table:table-cell>
          <table:table-cell table:style-name="ce24" office:value-type="float" office:value="0.370638562196926" calcext:value-type="float">
            <text:p><text:s text:c="3"/>0.37 </text:p>
          </table:table-cell>
          <table:table-cell table:style-name="ce24" office:value-type="float" office:value="4.52" calcext:value-type="float">
            <text:p><text:s text:c="3"/>4.52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4" office:value-type="float" office:value="0.844232280559664" calcext:value-type="float">
            <text:p><text:s text:c="3"/>0.84 </text:p>
          </table:table-cell>
          <table:table-cell table:style-name="ce24" office:value-type="float" office:value="10.3" calcext:value-type="float">
            <text:p><text:s text:c="3"/>10.30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4" office:value-type="float" office:value="0.473593718362738" calcext:value-type="float">
            <text:p><text:s text:c="3"/>0.47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4" office:value-type="float" office:value="0.343183853886042" calcext:value-type="float">
            <text:p><text:s text:c="3"/>0.34 </text:p>
          </table:table-cell>
          <table:table-cell table:style-name="ce24" office:value-type="float" office:value="4.19" calcext:value-type="float">
            <text:p><text:s text:c="3"/>4.19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4" office:value-type="float" office:value="0.212773989409346" calcext:value-type="float">
            <text:p><text:s text:c="3"/>0.21 </text:p>
          </table:table-cell>
          <table:table-cell table:style-name="ce40" office:value-type="float" office:value="2.6" calcext:value-type="float">
            <text:p><text:s text:c="3"/>2.60 </text:p>
          </table:table-cell>
        </table:table-row>
        <table:table-row table:style-name="ro4">
          <table:table-cell table:style-name="ce7" office:value-type="string" office:string-value="金門縣" calcext:value-type="string">
            <text:p>金門縣 </text:p>
          </table:table-cell>
          <table:table-cell table:style-name="ce19" office:value-type="float" office:value="35" calcext:value-type="float">
            <text:p><text:s text:c="3"/>35 </text:p>
          </table:table-cell>
          <table:table-cell table:style-name="ce25" office:value-type="float" office:value="0.2628614344724" calcext:value-type="float">
            <text:p><text:s text:c="3"/>0.26 </text:p>
          </table:table-cell>
          <table:table-cell table:style-name="ce24" office:value-type="float" office:value="3.20690950056327" calcext:value-type="float">
            <text:p><text:s text:c="3"/>3.21 </text:p>
          </table:table-cell>
          <table:table-cell table:style-name="ce31" office:value-type="float" office:value="41" calcext:value-type="float">
            <text:p><text:s text:c="3"/>41 </text:p>
          </table:table-cell>
          <table:table-cell table:style-name="ce25" office:value-type="float" office:value="0.307882929393433" calcext:value-type="float">
            <text:p><text:s text:c="3"/>0.31 </text:p>
          </table:table-cell>
          <table:table-cell table:style-name="ce25" office:value-type="float" office:value="3.76" calcext:value-type="float">
            <text:p><text:s text:c="3"/>3.76 </text:p>
          </table:table-cell>
          <table:table-cell table:style-name="ce31" office:value-type="float" office:value="107" calcext:value-type="float">
            <text:p><text:s text:c="3"/>107 </text:p>
          </table:table-cell>
          <table:table-cell table:style-name="ce25" office:value-type="float" office:value="0.803499352319447" calcext:value-type="float">
            <text:p><text:s text:c="3"/>0.80 </text:p>
          </table:table-cell>
          <table:table-cell table:style-name="ce25" office:value-type="float" office:value="9.8" calcext:value-type="float">
            <text:p><text:s text:c="3"/>9.80 </text:p>
          </table:table-cell>
          <table:table-cell table:style-name="ce31" office:value-type="float" office:value="66" calcext:value-type="float">
            <text:p><text:s text:c="3"/>66 </text:p>
          </table:table-cell>
          <table:table-cell table:style-name="ce25" office:value-type="float" office:value="0.495616422926014" calcext:value-type="float">
            <text:p><text:s text:c="3"/>0.50 </text:p>
          </table:table-cell>
          <table:table-cell table:style-name="ce25" office:value-type="float" office:value="6.05" calcext:value-type="float">
            <text:p><text:s text:c="3"/>6.05 </text:p>
          </table:table-cell>
          <table:table-cell table:style-name="ce31" office:value-type="float" office:value="47" calcext:value-type="float">
            <text:p><text:s text:c="3"/>47 </text:p>
          </table:table-cell>
          <table:table-cell table:style-name="ce25" office:value-type="float" office:value="0.352938967841253" calcext:value-type="float">
            <text:p><text:s text:c="3"/>0.35 </text:p>
          </table:table-cell>
          <table:table-cell table:style-name="ce25" office:value-type="float" office:value="4.31" calcext:value-type="float">
            <text:p><text:s text:c="3"/>4.31 </text:p>
          </table:table-cell>
          <table:table-cell table:style-name="ce31" office:value-type="float" office:value="28" calcext:value-type="float">
            <text:p><text:s text:c="3"/>28 </text:p>
          </table:table-cell>
          <table:table-cell table:style-name="ce25" office:value-type="float" office:value="0.210261512756491" calcext:value-type="float">
            <text:p><text:s text:c="3"/>0.21 </text:p>
          </table:table-cell>
          <table:table-cell table:style-name="ce41" office:value-type="float" office:value="2.57" calcext:value-type="float">
            <text:p><text:s text:c="3"/>2.57 </text:p>
          </table:table-cell>
        </table:table-row>
        <table:table-row table:style-name="ro4">
          <table:table-cell table:style-name="ce7" office:value-type="string" office:string-value="連江縣" calcext:value-type="string">
            <text:p>連江縣 </text:p>
          </table:table-cell>
          <table:table-cell table:style-name="ce19" office:value-type="float" office:value="18" calcext:value-type="float">
            <text:p><text:s text:c="3"/>18 </text:p>
          </table:table-cell>
          <table:table-cell table:style-name="ce25" office:value-type="float" office:value="1.43792938169037" calcext:value-type="float">
            <text:p><text:s text:c="3"/>1.44 </text:p>
          </table:table-cell>
          <table:table-cell table:style-name="ce24" office:value-type="float" office:value="17.5427384566225" calcext:value-type="float">
            <text:p><text:s text:c="3"/>17.54 </text:p>
          </table:table-cell>
          <table:table-cell table:style-name="ce31" office:value-type="float" office:value="13" calcext:value-type="float">
            <text:p><text:s text:c="3"/>13 </text:p>
          </table:table-cell>
          <table:table-cell table:style-name="ce25" office:value-type="float" office:value="1.03775844176579" calcext:value-type="float">
            <text:p><text:s text:c="3"/>1.04 </text:p>
          </table:table-cell>
          <table:table-cell table:style-name="ce25" office:value-type="float" office:value="12.66" calcext:value-type="float">
            <text:p><text:s text:c="3"/>12.66 </text:p>
          </table:table-cell>
          <table:table-cell table:style-name="ce31" office:value-type="float" office:value="16" calcext:value-type="float">
            <text:p><text:s text:c="3"/>16 </text:p>
          </table:table-cell>
          <table:table-cell table:style-name="ce25" office:value-type="float" office:value="1.27724115909635" calcext:value-type="float">
            <text:p><text:s text:c="3"/>1.28 </text:p>
          </table:table-cell>
          <table:table-cell table:style-name="ce25" office:value-type="float" office:value="15.58" calcext:value-type="float">
            <text:p><text:s text:c="3"/>15.58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482717330566" calcext:value-type="float">
            <text:p><text:s text:c="3"/>0.24 </text:p>
          </table:table-cell>
          <table:table-cell table:style-name="ce25" office:value-type="float" office:value="2.92" calcext:value-type="float">
            <text:p><text:s text:c="3"/>2.92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482717330566" calcext:value-type="float">
            <text:p><text:s text:c="3"/>0.24 </text:p>
          </table:table-cell>
          <table:table-cell table:style-name="ce25" office:value-type="float" office:value="2.92" calcext:value-type="float">
            <text:p><text:s text:c="3"/>2.92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482717330566" calcext:value-type="float">
            <text:p><text:s text:c="3"/>0.24 </text:p>
          </table:table-cell>
          <table:table-cell table:style-name="ce41" office:value-type="float" office:value="2.92" calcext:value-type="float">
            <text:p><text:s text:c="3"/>2.92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2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5年7月5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2:46.20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2:56.348000000</dc:date>
    <meta:editing-duration>PT29S</meta:editing-duration>
    <meta:editing-cycles>2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